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2f55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bf9000" draw:textarea-horizontal-align="justify" draw:textarea-vertical-align="middle" draw:auto-grow-height="false" draw:fit-to-size="false" style:shrink-to-fit="false" fo:min-height="1.59cm" fo:min-width="2.245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4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5" style:family="graphic" style:parent-style-name="standard">
      <style:graphic-properties draw:stroke="solid" svg:stroke-width="0.044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" style:family="graphic" style:parent-style-name="standard">
      <style:graphic-properties draw:stroke="dash" draw:stroke-dash="Dash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2f55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2f55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325490" draw:stroke-linejoin="miter" svg:stroke-linecap="butt" draw:fill="solid" draw:fill-color="#bf9000" draw:textarea-horizontal-align="justify" draw:textarea-vertical-align="middle" draw:auto-grow-height="false" draw:fit-to-size="false" style:shrink-to-fit="false" fo:min-height="2.823cm" fo:min-width="2.249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4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17" style:family="graphic" style:parent-style-name="standard">
      <style:graphic-properties draw:stroke="solid" svg:stroke-width="0.044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18" style:family="graphic">
      <style:graphic-properties style:protect="size" loext:decorative="false"/>
    </style:style>
    <style:style style:name="pr1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solid" draw:fill-color="#2f5597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solid" draw:fill-color="#bf9000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21.238cm" svg:height="1.013cm" svg:x="3.762cm" svg:y="0.92cm">
          <text:p text:style-name="P1"><text:span text:style-name="T1">ESP32-S2 Implementation </text:span><text:span text:style-name="T2">(single buffer / no panel back buff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4" xml:id="id1" draw:id="id1" draw:layer="layout" svg:width="7.697cm" svg:height="1.839cm" svg:x="7.757cm" svg:y="4.923cm">
          <text:p text:style-name="P3"><text:span text:style-name="T3">GCLK + Colour Data</text:span><text:span text:style-name="T3"><text:line-break/></text:span><text:span text:style-name="T4">(send continuousl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5" xml:id="id2" draw:id="id2" draw:layer="layout" svg:width="2.744cm" svg:height="1.839cm" svg:x="16.756cm" svg:y="4.923cm">
          <text:p text:style-name="P3"><text:span text:style-name="T3">V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" draw:style-name="gr4" draw:text-style-name="P6" draw:layer="layout" draw:type="line" svg:x1="15.454cm" svg:y1="5.842cm" svg:x2="16.756cm" svg:y2="5.842cm" draw:start-shape="id1" draw:start-glue-point="1" draw:end-shape="id2" draw:end-glue-point="3" svg:d="M15454 5842h1302" svg:viewBox="0 0 1303 1">
          <text:p/>
        </draw:connector>
        <draw:connector draw:name="Connector: Elbow 11" draw:style-name="gr5" draw:text-style-name="P6" draw:layer="layout" draw:line-skew="0.635cm 0.623cm -0.636cm" svg:x1="19.5cm" svg:y1="5.842cm" svg:x2="7.757cm" svg:y2="5.842cm" draw:start-shape="id2" draw:start-glue-point="1" draw:end-shape="id1" draw:end-glue-point="3" svg:d="M19500 5842h635v1543h-13014v-1543h636" svg:viewBox="0 0 13015 1544">
          <text:p/>
        </draw:connector>
        <draw:custom-shape draw:name="Left Brace 13" draw:style-name="gr6" draw:text-style-name="P7" draw:layer="layout" svg:width="1.004cm" svg:height="2.737cm" svg:x="5.493cm" svg:y="4.923cm">
          <text:p text:style-name="P3"><text:span text:style-name="T2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4" draw:style-name="gr7" draw:text-style-name="P8" draw:layer="layout" svg:width="3.836cm" svg:height="1.181cm" draw:transform="rotate (1.5707963267949) translate (4.01cm 8.051cm)">
          <text:p text:style-name="P3"><text:span text:style-name="T5">I2S Peripheral</text:span><text:span text:style-name="T5"><text:line-break/></text:span><text:span text:style-name="T5">(24bit LCD Mode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6" draw:style-name="gr8" draw:text-style-name="P6" draw:layer="layout" draw:type="line" svg:x1="4.01cm" svg:y1="2.097cm" svg:x2="24.01cm" svg:y2="2.097cm" svg:d="M4010 2097h20000" svg:viewBox="0 0 20001 1">
          <text:p/>
        </draw:connector>
        <draw:custom-shape draw:name="TextBox 17" draw:style-name="gr9" draw:text-style-name="P2" draw:layer="layout" svg:width="17.696cm" svg:height="2.113cm" svg:x="4.106cm" svg:y="2.237cm">
          <text:list text:style-name="L4">
            <text:list-item>
              <text:p text:style-name="P1"><text:span text:style-name="T5">Continuous output using ESP32-S2 I2S Peripheral LCD mode.</text:span></text:p>
            </text:list-item>
            <text:list-item>
              <text:p text:style-name="P1"><text:span text:style-name="T5">VSYNC happens continuously. Pixels drawn to buffer will show immediately on LED panel. </text:span></text:p>
              <text:list>
                <text:list-item>
                  <text:p text:style-name="P1"><text:span text:style-name="T5">Call to mbi_update() does nothing.</text:span></text:p>
                </text:list-item>
              </text:list>
            </text:list-item>
            <text:list-item>
              <text:p text:style-name="P1"><text:span text:style-name="T5">Not enough memory on ESP32-S2 for separate GCLK (PWM output) and colour data buff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" draw:text-style-name="P2" draw:layer="layout" svg:width="19.68cm" svg:height="1.013cm" svg:x="3.82cm" svg:y="8.2cm">
          <text:p text:style-name="P1"><text:span text:style-name="T1">ESP32-S3 Implementation </text:span><text:span text:style-name="T2">(double buffer / panel back buff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4" xml:id="id3" draw:id="id3" draw:layer="layout" svg:width="7.697cm" svg:height="1.839cm" svg:x="7.814cm" svg:y="12.696cm">
          <text:p text:style-name="P3"><text:span text:style-name="T3">GCL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23" draw:style-name="gr6" draw:text-style-name="P7" draw:layer="layout" svg:width="1.004cm" svg:height="2.737cm" svg:x="5.551cm" svg:y="12.494cm">
          <text:p text:style-name="P3"><text:span text:style-name="T2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4" draw:style-name="gr12" draw:text-style-name="P8" draw:layer="layout" svg:width="3.633cm" svg:height="1.181cm" draw:transform="rotate (1.5707963267949) translate (4.108cm 15.604cm)">
          <text:p text:style-name="P3"><text:span text:style-name="T5">SPI2 Peripheral</text:span><text:span text:style-name="T5"><text:line-break/></text:span><text:span text:style-name="T5">(8Bit / Octal SPI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5" draw:style-name="gr8" draw:text-style-name="P6" draw:layer="layout" draw:type="line" svg:x1="4.067cm" svg:y1="9.377cm" svg:x2="24.067cm" svg:y2="9.377cm" svg:d="M4067 9377h20000" svg:viewBox="0 0 20001 1">
          <text:p/>
        </draw:connector>
        <draw:custom-shape draw:name="TextBox 26" draw:style-name="gr13" draw:text-style-name="P2" draw:layer="layout" svg:width="19.432cm" svg:height="2.115cm" svg:x="4.068cm" svg:y="9.534cm">
          <text:list text:style-name="L4">
            <text:list-item>
              <text:p text:style-name="P1"><text:span text:style-name="T5">GCLK is continuously sent out if there’s no VSYNC being sent.</text:span></text:p>
            </text:list-item>
            <text:list-item>
              <text:p text:style-name="P1"><text:span text:style-name="T5">Next frame’s pixel data is sent ‘in the background’ as required using the LCD interface.</text:span></text:p>
            </text:list-item>
            <text:list-item>
              <text:p text:style-name="P1"><text:span text:style-name="T5">Call to mbi_update() = GCLK (PWM output) stopped whilst VSYNC (sent via LCD interface) occurs.</text:span></text:p>
            </text:list-item>
            <text:list-item>
              <text:p text:style-name="P1"><text:span text:style-name="T5">GCLK is restarted with new display output shown immediately. This occurs in &lt; 1 millisecon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4" draw:text-style-name="P4" xml:id="id4" draw:id="id4" draw:layer="layout" svg:width="7.697cm" svg:height="1.839cm" svg:x="7.814cm" svg:y="16.119cm">
          <text:p text:style-name="P3"><text:span text:style-name="T3">Colour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36" draw:style-name="gr6" draw:text-style-name="P7" draw:layer="layout" svg:width="1.004cm" svg:height="2.183cm" svg:x="5.551cm" svg:y="15.942cm">
          <text:p text:style-name="P3"><text:span text:style-name="T2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37" draw:style-name="gr15" draw:text-style-name="P8" draw:layer="layout" svg:width="3.214cm" svg:height="1.181cm" draw:transform="rotate (1.5707963267949) translate (4.108cm 18.64cm)">
          <text:p text:style-name="P3"><text:span text:style-name="T5">LCD Peripheral</text:span><text:span text:style-name="T5"><text:line-break/></text:span><text:span text:style-name="T5">(16bit Mode)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8" draw:style-name="gr5" draw:text-style-name="P6" draw:layer="layout" draw:line-skew="4.34cm 0.623cm -0.814cm" svg:x1="15.511cm" svg:y1="13.615cm" svg:x2="7.814cm" svg:y2="13.615cm" draw:start-shape="id3" draw:start-glue-point="1" draw:end-shape="id3" draw:end-glue-point="3" svg:d="M15511 13615h4340v1543h-12851v-1543h814" svg:viewBox="0 0 12852 1544">
          <text:p/>
        </draw:connector>
        <draw:custom-shape draw:name="Rectangle 20" draw:style-name="gr16" draw:text-style-name="P5" draw:layer="layout" svg:width="2.748cm" svg:height="3.072cm" svg:x="16.752cm" svg:y="14.86cm">
          <text:p text:style-name="P3"><text:span text:style-name="T3">V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4" draw:style-name="gr17" draw:text-style-name="P6" draw:layer="layout" draw:type="line" svg:x1="15.511cm" svg:y1="17.038cm" svg:x2="16.77cm" svg:y2="17.039cm" draw:start-shape="id4" draw:start-glue-point="1" svg:d="M15511 17038l1259 1" svg:viewBox="0 0 1260 2">
          <text:p/>
        </draw:connector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nonymous</meta:initial-creator>
    <meta:editing-cycles>6</meta:editing-cycles>
    <meta:creation-date>2024-07-09T22:46:43</meta:creation-date>
    <dc:date>2024-07-10T16:13:20.093214028</dc:date>
    <meta:editing-duration>PT45M48S</meta:editing-duration>
    <meta:generator>LibreOffice/24.2.4.2$Linux_X86_64 LibreOffice_project/420$Build-2</meta:generator>
    <meta:document-statistic meta:object-count="156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